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Messages.msgAlreadySelectedOption( String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Messages.msgCliHeader( String cmd , String version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Messages.msgUnrecognizedOption( String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Messages.msgMissingOption( String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Messages.msgMissingArgument( String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Messages.msgVery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Messages.msgCommandLin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Messages.msg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Messages.msg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Messages.msgQui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Messages.msg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